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EAST OUT OF THE SEA (13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BEAST OUT OF THE SEA (13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appearance (13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appearance (13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has ten horns (each with a crown) and seven heads (each with a blasphemous name) (13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looks like a leopard with feet like a bear and a mouth like a lion (13:2a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BEAST OUT OF THE SEA (13:1-10):<text:s text:c="1"/></text:span><text:span text:style-name="a467" text:class-names=""/></text:p>
          </draw:text-box>
          <svg:title/>
          <svg:desc/>
        </draw:frame>
        <draw:frame draw:id="id90" presentation:style-name="a491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appearance (13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authority (13:2b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is (possible) assassination (13:3a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adulation (13:3b-4, 8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His arrogance (13:5-6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His activities (13:7, 9-10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draw:page>
      <draw:page draw:name="Slide5" draw:style-name="a492" draw:master-page-name="Master1-Layout1-title-Title-Slide" presentation:presentation-page-layout-name="Master1-PPL1" draw:id="Slide-260">
        <draw:frame draw:id="id91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<text:s text:c="1"/>His activities (13:7, 9-10)<text:s text:c="1"/></text:span><text:span text:style-name="a494" text:class-names=""/></text:p>
          </draw:text-box>
          <svg:title/>
          <svg:desc/>
        </draw:frame>
        <draw:frame draw:id="id92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In regard to God's people (13:7a, 9-10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6" draw:style-name="a502" draw:master-page-name="Master1-Layout12-tx-Title-and-Text" presentation:presentation-page-layout-name="Master1-PPL12" draw:id="Slide-261">
        <draw:frame draw:id="id93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In regard to God's people (13:7a, 9-10)<text:s text:c="1"/></text:span><text:span text:style-name="a504" text:class-names=""/></text:p>
          </draw:text-box>
          <svg:title/>
          <svg:desc/>
        </draw:frame>
        <draw:frame draw:id="id94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cruelty (13:7a, 9-10a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challenge (13:10b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7" draw:style-name="a517" draw:master-page-name="Master1-Layout12-tx-Title-and-Text" presentation:presentation-page-layout-name="Master1-PPL12" draw:id="Slide-262">
        <draw:frame draw:id="id95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His activities (13:7, 9-10)<text:s text:c="1"/></text:span><text:span text:style-name="a519" text:class-names=""/></text:p>
          </draw:text-box>
          <svg:title/>
          <svg:desc/>
        </draw:frame>
        <draw:frame draw:id="id96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In regard to God's people (13:7a, 9-10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In regard to all people (13:7b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8" draw:style-name="a532" draw:master-page-name="Master1-Layout12-tx-Title-and-Text" presentation:presentation-page-layout-name="Master1-PPL12" draw:id="Slide-263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THE BEAST OUT OF THE SEA (13:1-10):<text:s text:c="1"/></text:span><text:span text:style-name="a534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His appearance (13:1-2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His authority (13:2b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His (possible) assassination (13:3a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is adulation (13:3b-4, 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is arrogance (13:5-6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is activities (13:7, 9-10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9" draw:style-name="a559" draw:master-page-name="Master1-Layout12-tx-Title-and-Text" presentation:presentation-page-layout-name="Master1-PPL12" draw:id="Slide-264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REVELATION 13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HE BEAST OUT OF THE SEA (13:1-10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BEAST OUT OF THE EARTH (13:11-18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0" draw:style-name="a574" draw:master-page-name="Master1-Layout12-tx-Title-and-Text" presentation:presentation-page-layout-name="Master1-PPL12" draw:id="Slide-265">
        <draw:frame draw:id="id101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THE BEAST OUT OF THE EARTH (13:11-18):<text:s text:c="1"/></text:span><text:span text:style-name="a576" text:class-names=""/></text:p>
          </draw:text-box>
          <svg:title/>
          <svg:desc/>
        </draw:frame>
        <draw:frame draw:id="id102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His mission (13:11-12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His miracles (13:13, 15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1" draw:style-name="a589" draw:master-page-name="Master1-Layout12-tx-Title-and-Text" presentation:presentation-page-layout-name="Master1-PPL12" draw:id="Slide-266">
        <draw:frame draw:id="id103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His miracles (13:13, 15):<text:s text:c="1"/></text:span><text:span text:style-name="a591" text:class-names=""/></text:p>
          </draw:text-box>
          <svg:title/>
          <svg:desc/>
        </draw:frame>
        <draw:frame draw:id="id104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He calls down fire from heaven (13:13)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He gives life to a statue (13:14-15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2" draw:style-name="a604" draw:master-page-name="Master1-Layout12-tx-Title-and-Text" presentation:presentation-page-layout-name="Master1-PPL12" draw:id="Slide-267">
        <draw:frame draw:id="id105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THE BEAST OUT OF THE EARTH (13:11-18):<text:s text:c="1"/></text:span><text:span text:style-name="a606" text:class-names=""/></text:p>
          </draw:text-box>
          <svg:title/>
          <svg:desc/>
        </draw:frame>
        <draw:frame draw:id="id106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His mission (13:11-1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His miracles (13:13, 15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His mark (13:16-18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3" draw:style-name="a622" draw:master-page-name="Master1-Layout12-tx-Title-and-Text" presentation:presentation-page-layout-name="Master1-PPL12" draw:id="Slide-268">
        <draw:frame draw:id="id107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His mark (13:16-18)<text:s text:c="1"/></text:span><text:span text:style-name="a624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What it is (13:18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Where it is applied (13:16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Why it is applied (13:17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THE BEAST OUT OF THE EARTH (13:11-18):<text:s text:c="1"/></text:span><text:span text:style-name="a642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His mission (13:11-1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His miracles (13:13, 15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His mark (13:16-18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REVELATION 13</text:span><text:span text:style-name="a660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BEAST OUT OF THE SEA (13:1-10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BEAST OUT OF THE EARTH (13:11-18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3</dc:title>
    <meta:initial-creator>David STRICKLAND</meta:initial-creator>
    <dc:creator>David STRICKLAND</dc:creator>
    <meta:creation-date>2020-02-22T17:40:36Z</meta:creation-date>
    <dc:date>2020-02-22T17:40:36Z</dc:date>
    <meta:template xlink:href="BibleStudy" xlink:type="simple"/>
    <meta:editing-cycles>1</meta:editing-cycles>
    <meta:editing-duration>PT0S</meta:editing-duration>
    <meta:document-statistic meta:paragraph-count="53" meta:word-count="430"/>
  </office:meta>
</office:document-meta>
</file>